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255" table:default-cell-style-name="Default"/>
        <table:table-row table:style-name="ro1">
          <table:table-cell table:style-name="Default"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Address3</text:p>
          </table:table-cell>
          <table:table-cell office:value-type="string">
            <text:p>Address4</text:p>
          </table:table-cell>
          <table:table-cell office:value-type="string">
            <text:p>Postcode</text:p>
          </table:table-cell>
          <table:table-cell table:number-columns-repeated="249"/>
        </table:table-row>
        <table:table-row table:style-name="ro1">
          <table:table-cell office:value-type="string">
            <text:p>John</text:p>
          </table:table-cell>
          <table:table-cell office:value-type="string">
            <text:p>Bennetts</text:p>
          </table:table-cell>
          <table:table-cell office:value-type="string">
            <text:p>Clare College</text:p>
          </table:table-cell>
          <table:table-cell office:value-type="string">
            <text:p>Memorial Court</text:p>
          </table:table-cell>
          <table:table-cell office:value-type="string">
            <text:p>Queens' Road</text:p>
          </table:table-cell>
          <table:table-cell office:value-type="string">
            <text:p>Cambridge</text:p>
          </table:table-cell>
          <table:table-cell office:value-type="string">
            <text:p>CB3 9AJ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Peter</text:p>
          </table:table-cell>
          <table:table-cell table:style-name="ce2" office:value-type="string">
            <text:p>Buchlovsky</text:p>
          </table:table-cell>
          <table:table-cell table:style-name="ce2" office:value-type="string">
            <text:p>82 Ravensworth Gardens</text:p>
          </table:table-cell>
          <table:table-cell table:style-name="ce2" office:value-type="string">
            <text:p>Cambridge</text:p>
          </table:table-cell>
          <table:table-cell table:style-name="ce1" table:number-columns-repeated="2"/>
          <table:table-cell table:style-name="ce2" office:value-type="string">
            <text:p>CB1 2XN</text:p>
          </table:table-cell>
          <table:table-cell table:number-columns-repeated="249"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Cheel</text:p>
          </table:table-cell>
          <table:table-cell office:value-type="string">
            <text:p>Christ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3BU</text:p>
          </table:table-cell>
          <table:table-cell table:number-columns-repeated="249"/>
        </table:table-row>
        <table:table-row table:style-name="ro1">
          <table:table-cell office:value-type="string">
            <text:p>Rowena</text:p>
          </table:table-cell>
          <table:table-cell office:value-type="string">
            <text:p>Crawford</text:p>
          </table:table-cell>
          <table:table-cell office:value-type="string">
            <text:p>3 Abbey Way</text:p>
          </table:table-cell>
          <table:table-cell office:value-type="string">
            <text:p>Farnborough</text:p>
          </table:table-cell>
          <table:table-cell office:value-type="string">
            <text:p>Hants</text:p>
          </table:table-cell>
          <table:table-cell/>
          <table:table-cell office:value-type="string">
            <text:p>GU14 7DA</text:p>
          </table:table-cell>
          <table:table-cell table:number-columns-repeated="249"/>
        </table:table-row>
        <table:table-row table:style-name="ro1">
          <table:table-cell office:value-type="string">
            <text:p>Edvin</text:p>
          </table:table-cell>
          <table:table-cell office:value-type="string">
            <text:p>Deadman</text:p>
          </table:table-cell>
          <table:table-cell office:value-type="string">
            <text:p>10 Carlton Way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4 2BZ</text:p>
          </table:table-cell>
          <table:table-cell table:number-columns-repeated="249"/>
        </table:table-row>
        <table:table-row table:style-name="ro1">
          <table:table-cell office:value-type="string">
            <text:p>Christopher</text:p>
          </table:table-cell>
          <table:table-cell office:value-type="string">
            <text:p>Dunmore</text:p>
          </table:table-cell>
          <table:table-cell office:value-type="string">
            <text:p>St. Catherine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R2</text:p>
          </table:table-cell>
          <table:table-cell table:number-columns-repeated="249"/>
        </table:table-row>
        <table:table-row table:style-name="ro1">
          <table:table-cell office:value-type="string">
            <text:p>Lucy</text:p>
          </table:table-cell>
          <table:table-cell office:value-type="string">
            <text:p>Freem</text:p>
          </table:table-cell>
          <table:table-cell office:value-type="string">
            <text:p>The Bryn</text:p>
          </table:table-cell>
          <table:table-cell office:value-type="string">
            <text:p>Llanmadoc</text:p>
          </table:table-cell>
          <table:table-cell office:value-type="string">
            <text:p>Gower</text:p>
          </table:table-cell>
          <table:table-cell office:value-type="string">
            <text:p>Swansea</text:p>
          </table:table-cell>
          <table:table-cell office:value-type="string">
            <text:p>SA3 1DE</text:p>
          </table:table-cell>
          <table:table-cell table:number-columns-repeated="249"/>
        </table:table-row>
        <table:table-row table:style-name="ro1">
          <table:table-cell office:value-type="string">
            <text:p>Moritz</text:p>
          </table:table-cell>
          <table:table-cell office:value-type="string">
            <text:p>Freiherr von Medem</text:p>
          </table:table-cell>
          <table:table-cell office:value-type="string">
            <text:p>Maid's Causeway 24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5 8DD</text:p>
          </table:table-cell>
          <table:table-cell table:number-columns-repeated="249"/>
        </table:table-row>
        <table:table-row table:style-name="ro1">
          <table:table-cell office:value-type="string">
            <text:p>Andrew</text:p>
          </table:table-cell>
          <table:table-cell office:value-type="string">
            <text:p>Hacket-Pain</text:p>
          </table:table-cell>
          <table:table-cell office:value-type="string">
            <text:p>Clare College</text:p>
          </table:table-cell>
          <table:table-cell office:value-type="string">
            <text:p>Memorial Court</text:p>
          </table:table-cell>
          <table:table-cell office:value-type="string">
            <text:p>Queens' Road</text:p>
          </table:table-cell>
          <table:table-cell office:value-type="string">
            <text:p>Cambridge</text:p>
          </table:table-cell>
          <table:table-cell office:value-type="string">
            <text:p>CB3 9AJ</text:p>
          </table:table-cell>
          <table:table-cell table:number-columns-repeated="249"/>
        </table:table-row>
        <table:table-row table:style-name="ro1">
          <table:table-cell office:value-type="string">
            <text:p>Tom</text:p>
          </table:table-cell>
          <table:table-cell office:value-type="string">
            <text:p>Handford</text:p>
          </table:table-cell>
          <table:table-cell office:value-type="string">
            <text:p>St Catharine's College</text:p>
          </table:table-cell>
          <table:table-cell office:value-type="string">
            <text:p>Trumpington Street</text:p>
          </table:table-cell>
          <table:table-cell office:value-type="string">
            <text:p>Cambridge</text:p>
          </table:table-cell>
          <table:table-cell/>
          <table:table-cell office:value-type="string">
            <text:p>CB2 1RL</text:p>
          </table:table-cell>
          <table:table-cell table:number-columns-repeated="249"/>
        </table:table-row>
        <table:table-row table:style-name="ro1">
          <table:table-cell office:value-type="string">
            <text:p>Jessica</text:p>
          </table:table-cell>
          <table:table-cell office:value-type="string">
            <text:p>Hatchett</text:p>
          </table:table-cell>
          <table:table-cell office:value-type="string">
            <text:p>Memorial Court</text:p>
          </table:table-cell>
          <table:table-cell office:value-type="string">
            <text:p>Clare College</text:p>
          </table:table-cell>
          <table:table-cell office:value-type="string">
            <text:p>Cambridge</text:p>
          </table:table-cell>
          <table:table-cell/>
          <table:table-cell office:value-type="string">
            <text:p>CB2 9AJ</text:p>
          </table:table-cell>
          <table:table-cell table:number-columns-repeated="249"/>
        </table:table-row>
        <table:table-row table:style-name="ro1">
          <table:table-cell office:value-type="string">
            <text:p>Kathryn</text:p>
          </table:table-cell>
          <table:table-cell office:value-type="string">
            <text:p>Hopkins</text:p>
          </table:table-cell>
          <table:table-cell office:value-type="string">
            <text:p>10 Carlton Way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4 2BZ</text:p>
          </table:table-cell>
          <table:table-cell table:number-columns-repeated="249"/>
        </table:table-row>
        <table:table-row table:style-name="ro1">
          <table:table-cell office:value-type="string">
            <text:p>Victoria</text:p>
          </table:table-cell>
          <table:table-cell office:value-type="string">
            <text:p>Hsu</text:p>
          </table:table-cell>
          <table:table-cell office:value-type="string">
            <text:p>St. John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TP</text:p>
          </table:table-cell>
          <table:table-cell table:number-columns-repeated="249"/>
        </table:table-row>
        <table:table-row table:style-name="ro1">
          <table:table-cell office:value-type="string">
            <text:p>Adam</text:p>
          </table:table-cell>
          <table:table-cell office:value-type="string">
            <text:p>Kessler</text:p>
          </table:table-cell>
          <table:table-cell office:value-type="string">
            <text:p>Keynes Hall</text:p>
          </table:table-cell>
          <table:table-cell office:value-type="string">
            <text:p>King's College</text:p>
          </table:table-cell>
          <table:table-cell office:value-type="string">
            <text:p>Cambridge</text:p>
          </table:table-cell>
          <table:table-cell/>
          <table:table-cell office:value-type="string">
            <text:p>CB2 1ST</text:p>
          </table:table-cell>
          <table:table-cell table:number-columns-repeated="249"/>
        </table:table-row>
        <table:table-row table:style-name="ro1">
          <table:table-cell office:value-type="string">
            <text:p>Oliver</text:p>
          </table:table-cell>
          <table:table-cell office:value-type="string">
            <text:p>Knevitt</text:p>
          </table:table-cell>
          <table:table-cell office:value-type="string">
            <text:p>St. John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TP</text:p>
          </table:table-cell>
          <table:table-cell table:number-columns-repeated="249"/>
        </table:table-row>
        <table:table-row table:style-name="ro1">
          <table:table-cell office:value-type="string">
            <text:p>Jessica</text:p>
          </table:table-cell>
          <table:table-cell office:value-type="string">
            <text:p>Lam</text:p>
          </table:table-cell>
          <table:table-cell office:value-type="string">
            <text:p>743 King'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2 1ST</text:p>
          </table:table-cell>
          <table:table-cell table:number-columns-repeated="249"/>
        </table:table-row>
        <table:table-row table:style-name="ro1">
          <table:table-cell office:value-type="string">
            <text:p>Benjamin</text:p>
          </table:table-cell>
          <table:table-cell office:value-type="string">
            <text:p>McLeod</text:p>
          </table:table-cell>
          <table:table-cell office:value-type="string">
            <text:p>31 Haxey Lane</text:p>
          </table:table-cell>
          <table:table-cell office:value-type="string">
            <text:p>Haxey</text:p>
          </table:table-cell>
          <table:table-cell office:value-type="string">
            <text:p>North Lincs</text:p>
          </table:table-cell>
          <table:table-cell/>
          <table:table-cell office:value-type="string">
            <text:p>DN9 2ND</text:p>
          </table:table-cell>
          <table:table-cell table:number-columns-repeated="249"/>
        </table:table-row>
        <table:table-row table:style-name="ro1">
          <table:table-cell office:value-type="string">
            <text:p>Richard</text:p>
          </table:table-cell>
          <table:table-cell office:value-type="string">
            <text:p>Mundy</text:p>
          </table:table-cell>
          <table:table-cell office:value-type="string">
            <text:p>44 Cheyne Walk</text:p>
          </table:table-cell>
          <table:table-cell office:value-type="string">
            <text:p>Meopham</text:p>
          </table:table-cell>
          <table:table-cell office:value-type="string">
            <text:p>Kent</text:p>
          </table:table-cell>
          <table:table-cell/>
          <table:table-cell office:value-type="string">
            <text:p>DA13 0PG</text:p>
          </table:table-cell>
          <table:table-cell table:number-columns-repeated="249"/>
        </table:table-row>
        <table:table-row table:style-name="ro1">
          <table:table-cell office:value-type="string">
            <text:p>Oliver</text:p>
          </table:table-cell>
          <table:table-cell office:value-type="string">
            <text:p>Stevens</text:p>
          </table:table-cell>
          <table:table-cell office:value-type="string">
            <text:p>Jesus College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CB5 8BL</text:p>
          </table:table-cell>
          <table:table-cell table:number-columns-repeated="249"/>
        </table:table-row>
        <table:table-row table:style-name="ro1">
          <table:table-cell office:value-type="string">
            <text:p>Joep</text:p>
          </table:table-cell>
          <table:table-cell office:value-type="string">
            <text:p>Veldhuis</text:p>
          </table:table-cell>
          <table:table-cell office:value-type="string">
            <text:p>Kraveweg 66A</text:p>
          </table:table-cell>
          <table:table-cell office:value-type="string">
            <text:p>9718JT</text:p>
          </table:table-cell>
          <table:table-cell office:value-type="string">
            <text:p>Groningon</text:p>
          </table:table-cell>
          <table:table-cell office:value-type="string">
            <text:p>The Netherlands</text:p>
          </table:table-cell>
          <table:table-cell table:number-columns-repeated="250"/>
        </table:table-row>
      </table:table>
      <table:table table:name="Sheet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/05/2008</text:date>, <text:time>13:5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John Billings</meta:initial-creator>
    <meta:creation-date>2007-01-18T22:45:22</meta:creation-date>
    <dc:creator>John Billings</dc:creator>
    <dc:date>2008-05-19T13:58:17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cell-count="120"/>
  </office:meta>
</office:document-meta>
</file>